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26984126984127" calcext:value-type="float">
            <text:p>0.26984126984127</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3:03:32.647941400</dc:date>
    <meta:editing-duration>P4DT18H28M18S</meta:editing-duration>
    <meta:editing-cycles>152</meta:editing-cycles>
    <meta:generator>LibreOffice/25.2.2.2$Windows_X86_64 LibreOffice_project/7370d4be9e3cf6031a51beef54ff3bda878e3fac</meta:generator>
    <meta:document-statistic meta:table-count="1" meta:cell-count="1041" meta:object-count="0"/>
  </office:meta>
</office:document-meta>
</file>